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54af8" officeooo:paragraph-rsid="00154af8" fo:background-color="#ffff0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54af8" officeooo:paragraph-rsid="00154af8" fo:background-color="#ffff0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4af8" officeooo:paragraph-rsid="00154af8" fo:background-color="transparent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8b0e7"/>
    </style:style>
    <style:style style:name="P5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154af8" officeooo:paragraph-rsid="00154af8" fo:background-color="transparent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line-height="100%" fo:text-align="start" style:justify-single-word="false"/>
      <style:text-properties fo:font-size="12pt" style:text-underline-style="none" fo:font-weight="normal" officeooo:rsid="00154af8" officeooo:paragraph-rsid="00154af8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line-height="100%" fo:text-align="start" style:justify-single-word="false"/>
      <style:text-properties fo:font-size="12pt" style:text-underline-style="none" fo:font-weight="normal" officeooo:rsid="001f55f9" officeooo:paragraph-rsid="001f55f9" fo:background-color="transparent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line-height="100%" fo:text-align="start" style:justify-single-word="false"/>
      <style:text-properties fo:font-size="12pt" style:text-underline-style="none" fo:font-weight="normal" officeooo:rsid="00228181" officeooo:paragraph-rsid="00228181" fo:background-color="transparent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line-height="100%" fo:text-align="start" style:justify-single-word="false"/>
      <style:text-properties officeooo:paragraph-rsid="001a764b"/>
    </style:style>
    <style:style style:name="P10" style:family="paragraph" style:parent-style-name="Text_20_body">
      <style:paragraph-properties fo:line-height="100%" fo:text-align="start" style:justify-single-word="false"/>
      <style:text-properties officeooo:paragraph-rsid="00154af8"/>
    </style:style>
    <style:style style:name="P11" style:family="paragraph" style:parent-style-name="Text_20_body">
      <style:paragraph-properties fo:line-height="100%" fo:text-align="start" style:justify-single-word="false"/>
      <style:text-properties officeooo:paragraph-rsid="001f55f9"/>
    </style:style>
    <style:style style:name="P12" style:family="paragraph" style:parent-style-name="Text_20_body">
      <style:paragraph-properties fo:line-height="100%" fo:text-align="start" style:justify-single-word="false"/>
      <style:text-properties officeooo:paragraph-rsid="00228181"/>
    </style:style>
    <style:style style:name="P13" style:family="paragraph" style:parent-style-name="Text_20_body">
      <style:paragraph-properties fo:line-height="100%" fo:text-align="start" style:justify-single-word="false"/>
      <style:text-properties officeooo:paragraph-rsid="0022f0c7"/>
    </style:style>
    <style:style style:name="P14" style:family="paragraph" style:parent-style-name="Text_20_body" style:list-style-name="L4">
      <style:paragraph-properties fo:line-height="100%" fo:text-align="start" style:justify-single-word="false"/>
      <style:text-properties officeooo:paragraph-rsid="0022f0c7"/>
    </style:style>
    <style:style style:name="P15" style:family="paragraph" style:parent-style-name="Text_20_body" style:list-style-name="L4">
      <style:paragraph-properties fo:line-height="100%" fo:text-align="start" style:justify-single-word="false"/>
      <style:text-properties officeooo:paragraph-rsid="0028f98b"/>
    </style:style>
    <style:style style:name="P16" style:family="paragraph" style:parent-style-name="Text_20_body" style:list-style-name="L4">
      <style:paragraph-properties fo:line-height="100%" fo:text-align="start" style:justify-single-word="false"/>
      <style:text-properties officeooo:paragraph-rsid="00313482"/>
    </style:style>
    <style:style style:name="P17" style:family="paragraph" style:parent-style-name="Text_20_body" style:list-style-name="L4">
      <style:paragraph-properties fo:line-height="100%" fo:text-align="start" style:justify-single-word="false"/>
      <style:text-properties officeooo:rsid="0035c5c7" officeooo:paragraph-rsid="0035c5c7"/>
    </style:style>
    <style:style style:name="P18" style:family="paragraph" style:parent-style-name="Text_20_body" style:list-style-name="L4">
      <style:paragraph-properties fo:line-height="100%" fo:text-align="start" style:justify-single-word="false"/>
      <style:text-properties officeooo:rsid="003665bc" officeooo:paragraph-rsid="003665bc"/>
    </style:style>
    <style:style style:name="P19" style:family="paragraph" style:parent-style-name="Text_20_body" style:list-style-name="L4">
      <style:paragraph-properties fo:line-height="100%" fo:text-align="start" style:justify-single-word="false"/>
      <style:text-properties officeooo:rsid="003b2a40" officeooo:paragraph-rsid="003b2a40"/>
    </style:style>
    <style:style style:name="P20" style:family="paragraph" style:parent-style-name="Text_20_body" style:list-style-name="L4">
      <style:paragraph-properties fo:line-height="100%" fo:text-align="start" style:justify-single-word="false"/>
      <style:text-properties officeooo:rsid="003bc168" officeooo:paragraph-rsid="003bc168"/>
    </style:style>
    <style:style style:name="P21" style:family="paragraph" style:parent-style-name="Text_20_body" style:list-style-name="L4">
      <style:paragraph-properties fo:line-height="100%" fo:text-align="start" style:justify-single-word="false"/>
      <style:text-properties officeooo:rsid="003cce9c" officeooo:paragraph-rsid="003cce9c"/>
    </style:style>
    <style:style style:name="P22" style:family="paragraph" style:parent-style-name="Text_20_body" style:list-style-name="L4">
      <style:paragraph-properties fo:line-height="100%" fo:text-align="start" style:justify-single-word="false"/>
      <style:text-properties officeooo:rsid="003ea281" officeooo:paragraph-rsid="003ea281"/>
    </style:style>
    <style:style style:name="P23" style:family="paragraph" style:parent-style-name="Heading_20_4">
      <style:paragraph-properties fo:line-height="100%" fo:text-align="start" style:justify-single-word="false"/>
      <style:text-properties officeooo:paragraph-rsid="0022f0c7"/>
    </style:style>
    <style:style style:name="P24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154af8" officeooo:paragraph-rsid="00154af8" fo:background-color="transparent" style:font-size-asian="10.5pt" style:font-weight-asian="normal" style:font-size-complex="12pt" style:font-weight-complex="normal"/>
    </style:style>
    <style:style style:name="P25" style:family="paragraph" style:parent-style-name="Preformatted_20_Text" style:list-style-name="L3">
      <style:paragraph-properties fo:line-height="100%" fo:text-align="start" style:justify-single-word="false"/>
      <style:text-properties officeooo:paragraph-rsid="001f55f9"/>
    </style:style>
    <style:style style:name="P26" style:family="paragraph" style:parent-style-name="Preformatted_20_Text">
      <style:paragraph-properties fo:margin-top="0cm" fo:margin-bottom="0.499cm" style:contextual-spacing="false"/>
    </style:style>
    <style:style style:name="P27" style:family="paragraph" style:parent-style-name="Preformatted_20_Text">
      <style:paragraph-properties fo:margin-top="0cm" fo:margin-bottom="0.499cm" style:contextual-spacing="false"/>
      <style:text-properties officeooo:paragraph-rsid="001b912d"/>
    </style:style>
    <style:style style:name="P28" style:family="paragraph" style:parent-style-name="Heading_20_1">
      <style:paragraph-properties fo:text-align="start" style:justify-single-word="false"/>
      <style:text-properties fo:font-size="12pt" style:text-underline-style="none" fo:font-weight="normal" officeooo:rsid="00154af8" officeooo:paragraph-rsid="00154af8" fo:background-color="transparent" style:font-size-asian="10.5pt" style:font-weight-asian="normal" style:font-size-complex="12pt" style:font-weight-complex="normal"/>
    </style:style>
    <style:style style:name="P29" style:family="paragraph" style:parent-style-name="Heading_20_2">
      <style:paragraph-properties fo:line-height="100%" fo:text-align="start" style:justify-single-word="false"/>
      <style:text-properties fo:font-size="12pt" style:text-underline-style="none" fo:font-weight="normal" officeooo:rsid="001f55f9" officeooo:paragraph-rsid="001f55f9" fo:background-color="transparent" style:font-size-asian="10.5pt" style:font-weight-asian="normal" style:font-size-complex="12pt" style:font-weight-complex="normal"/>
    </style:style>
    <style:style style:name="P30" style:family="paragraph" style:parent-style-name="Heading_20_3">
      <style:paragraph-properties fo:line-height="100%" fo:text-align="start" style:justify-single-word="false"/>
      <style:text-properties fo:font-size="12pt" style:text-underline-style="none" fo:font-weight="normal" officeooo:rsid="001f55f9" officeooo:paragraph-rsid="001f55f9" fo:background-color="transparent" style:font-size-asian="10.5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officeooo:rsid="00154af8" fo:background-color="transparent" loext:char-shading-value="0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f55f9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bold" officeooo:rsid="00154af8" fo:background-color="transparent" loext:char-shading-value="0" style:font-size-asian="10.5pt" style:font-weight-asian="bold" style:font-size-complex="12pt" style:font-weight-complex="bold"/>
    </style:style>
    <style:style style:name="T4" style:family="text">
      <style:text-properties fo:color="#800000" style:text-underline-style="solid" style:text-underline-width="auto" style:text-underline-color="font-color"/>
    </style:style>
    <style:style style:name="T5" style:family="text">
      <style:text-properties fo:color="#800000" style:text-underline-style="solid" style:text-underline-width="auto" style:text-underline-color="font-color" officeooo:rsid="0018c7f6"/>
    </style:style>
    <style:style style:name="T6" style:family="text">
      <style:text-properties fo:color="#800000" fo:font-size="12pt" style:text-underline-style="none" fo:font-weight="normal" officeooo:rsid="0018c7f6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fo:color="#996600" style:text-underline-style="solid" style:text-underline-width="auto" style:text-underline-color="font-color"/>
    </style:style>
    <style:style style:name="T8" style:family="text">
      <style:text-properties fo:color="#996600" style:text-underline-style="solid" style:text-underline-width="auto" style:text-underline-color="font-color" officeooo:rsid="0018c7f6"/>
    </style:style>
    <style:style style:name="T9" style:family="text">
      <style:text-properties officeooo:rsid="0025ac67"/>
    </style:style>
    <style:style style:name="T10" style:family="text">
      <style:text-properties officeooo:rsid="0028f98b"/>
    </style:style>
    <style:style style:name="T11" style:family="text">
      <style:text-properties officeooo:rsid="002a42ee"/>
    </style:style>
    <style:style style:name="T12" style:family="text">
      <style:text-properties officeooo:rsid="00313482"/>
    </style:style>
    <style:style style:name="T13" style:family="text">
      <style:text-properties officeooo:rsid="00379fd2"/>
    </style:style>
    <style:style style:name="T14" style:family="text">
      <style:text-properties officeooo:rsid="003d96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are Yocto Environment on your host machine</text:p>
      <text:p text:style-name="P2"/>
      <text:p text:style-name="P4"><text:span text:style-name="T3">E.g. for Ubuntu 14.04 (64-bit)</text:span></text:p>
      <text:p text:style-name="P4"><text:span text:style-name="T1"><text:s text:c="4"/></text:span>sudo dpkg --add-architecture i386</text:p>
      <text:p text:style-name="Preformatted_20_Text"><text:s text:c="2"/>sudo apt-get update</text:p>
      <text:p text:style-name="Preformatted_20_Text"><text:s text:c="2"/>sudo apt-get install g++-4.8-multilib</text:p>
      <text:p text:style-name="Preformatted_20_Text"><text:s text:c="2"/>sudo apt-get install curl gawk g++-multilib gcc-multilib lib32z1-dev libcrypto++9:i386 libcrypto++-dev:i386 liblzo2-dev:i386 libusb-1.0-0:i386 libusb-1.0-0-dev:i386 uuid-dev:i386</text:p>
      <text:p text:style-name="P26"><text:s text:c="2"/>cd /usr/lib; sudo ln -s libcrypto++.so.9.0.0 libcryptopp.so.6</text:p>
      <text:p text:style-name="P3"/>
      <text:h text:style-name="P28" text:outline-level="1"><text:bookmark text:name="Toolchain"/><text:a xlink:type="simple" xlink:href="http://developer.toradex.com/knowledge-base/build-u-boot-and-linux-kernel-from-source-code#Toolchain" office:name="Toolchain"><text:span text:style-name="T7">Toolchain</text:span></text:a><text:span text:style-name="T4"> </text:span><text:span text:style-name="T8">Setup</text:span><text:span text:style-name="T5">:</text:span></text:h>
      <text:p text:style-name="P24">cd</text:p>
      <text:p text:style-name="Preformatted_20_Text">wget http://releases.linaro.org/14.11/components/toolchain/binaries/arm-linux-gnueabihf/gcc-linaro-4.9-2014.11-x86_64_arm-linux-gnueabihf.tar.xz</text:p>
      <text:p text:style-name="Preformatted_20_Text">tar xvf gcc-linaro-4.9-2014.11-x86_64_arm-linux-gnueabihf.tar.xz</text:p>
      <text:p text:style-name="P26">ln -s gcc-linaro-4.9-2014.11-x86_64_arm-linux-gnueabihf gcc-linaro</text:p>
      <text:p text:style-name="P5">The U-Boot and Linux makefiles use the environment variables ARCH/CROSS_COMPILE to configure and call the compiler correctly. Therefore, these environment variables must be exported in any shell instance that will run configure/compile commands to build U-Boot or Linux for the target module.</text:p>
      <text:p text:style-name="P9"><text:span text:style-name="T6"><text:tab/></text:span>export ARCH=arm</text:p>
      <text:p text:style-name="P9"><text:tab/>export PATH=~/gcc-linaro/bin/:$PATH</text:p>
      <text:p text:style-name="P9"><text:tab/>export CROSS_COMPILE=arm-linux-gnueabihf-</text:p>
      <text:p text:style-name="P6">Alternatively, if you did an <text:a xlink:type="simple" xlink:href="http://developer.toradex.com/knowledge-base/board-support-package/openembedded-%28core%29">OpenEmbedded</text:a> build, you can use the toolchain generated as part of the build by entering the following:</text:p>
      <text:p text:style-name="P10"><text:span text:style-name="T1"><text:tab/></text:span>export ARCH=arm</text:p>
      <text:p text:style-name="Preformatted_20_Text"><text:tab/>export PATH=~/oe-core/build/out-glibc/sysroots/x86_64-linux/usr/bin:~/oe- core/build/out-glibc/sysroots/x86_64-linux/usr/bin/arm-angstrom-linux- gnueabi/:$PATH</text:p>
      <text:p text:style-name="Preformatted_20_Text"/>
      <text:p text:style-name="P27"><text:tab/>export CROSS_COMPILE=arm-angstrom-linux-gnueabi-</text:p>
      <text:p text:style-name="P6"/>
      <text:h text:style-name="P29" text:outline-level="2"><text:bookmark text:name="DTC"/><text:a xlink:type="simple" xlink:href="http://developer.toradex.com/knowledge-base/build-u-boot-and-linux-kernel-from-source-code#DTC" office:name="DTC">DTC</text:a></text:h>
      <text:list xml:id="list3345826172986112470" text:style-name="L3">
        <text:list-item>
          <text:p text:style-name="P25"><text:span text:style-name="T2">apt-get install device-tree-compiler</text:span></text:p>
        </text:list-item>
        <text:list-item>
          <text:p text:style-name="P25"><text:span text:style-name="T2">dtc -v (Check the version)</text:span></text:p>
        </text:list-item>
      </text:list>
      <text:h text:style-name="P29" text:outline-level="2"><text:bookmark text:name="UBoot_Tools"/><text:a xlink:type="simple" xlink:href="http://developer.toradex.com/knowledge-base/build-u-boot-and-linux-kernel-from-source-code#UBoot_Tools" office:name="UBoot_Tools">U-Boot Tools</text:a></text:h>
      <text:p text:style-name="P7">The uImage target of the Linux kernel compilation needs a recent <text:span text:style-name="Emphasis">mkimage</text:span> tool which is actually built during U-Boot compilation as explained further below. Ensure that one is included in PATH:</text:p>
      <text:p text:style-name="P11"><text:span text:style-name="T2"><text:tab/></text:span>export PATH=$PATH:$HOME/u-boot-toradex/tools</text:p>
      <text:p text:style-name="P7">Alternatively, one can simply install the Debian/Ubuntu package <text:span text:style-name="Emphasis">u-boot-tools</text:span>:</text:p>
      <text:p text:style-name="P11"><text:span text:style-name="T2"><text:tab/></text:span>apt-get install u-boot-tools</text:p>
      <text:p text:style-name="P7"><text:soft-page-break/></text:p>
      <text:h text:style-name="P30" text:outline-level="3"><text:bookmark text:name="SetupConfigure"/><text:a xlink:type="simple" xlink:href="http://developer.toradex.com/knowledge-base/board-support-package/openembedded-%28core%29#SetupConfigure" office:name="SetupConfigure">Setup/Configure</text:a> </text:h>
      <text:p text:style-name="P8">OpenEmbedded Core:</text:p>
      <text:p text:style-name="P12">Install the repo bootstrap binary:</text:p>
      <text:p text:style-name="P13"><text:tab/>mkdir ~/bin</text:p>
      <text:p text:style-name="P13"><text:tab/>export PATH=~/bin:$PATH</text:p>
      <text:p text:style-name="P13"><text:tab/>curl http://commondatastorage.googleapis.com/git-repo-downloads/repo &gt; ~/bin/repo</text:p>
      <text:p text:style-name="P13"><text:tab/>chmod a+x ~/bin/repo</text:p>
      <text:p text:style-name="P13"/>
      <text:p text:style-name="P13"><text:tab/>mkdir oe-core</text:p>
      <text:p text:style-name="P13"><text:tab/>cd oe-core</text:p>
      <text:p text:style-name="P13"><text:tab/>repo init -u http://git.toradex.com/toradex-bsp-platform.git -b LinuxImageV2.5</text:p>
      <text:p text:style-name="P13"><text:tab/>repo sync</text:p>
      <text:p text:style-name="P13">Source the file 'export' to setup the environment. On first invocation this also copies a sample configuration to build/conf/*.conf.</text:p>
      <text:p text:style-name="P13"><text:tab/>. export</text:p>
      <text:h text:style-name="P23" text:outline-level="4"><text:bookmark text:name="localconf"/><text:a xlink:type="simple" xlink:href="http://developer.toradex.com/knowledge-base/board-support-package/openembedded-%28core%29#localconf" office:name="localconf">local.conf</text:a></text:h>
      <text:p text:style-name="P13"><text:tab/>Set MACHINE to the module type you are planning to build for</text:p>
      <text:p text:style-name="P13"><text:tab/><text:tab/>MACHINE ?= "colibri-<text:span text:style-name="T9">vf</text:span>"</text:p>
      <text:list xml:id="list6750929810596565956" text:style-name="L4">
        <text:list-item>
          <text:p text:style-name="P14">You can explicitly override the MACHINE setting on the cmdline, set the variable MACHINE when calling the bitbake command</text:p>
        </text:list-item>
        <text:list-item>
          <text:p text:style-name="P15"><text:span text:style-name="T10">If you have enough space then commenting this </text:span>INHERIT += "rm_work" <text:span text:style-name="T10">and stored all unpacked sources.</text:span></text:p>
        </text:list-item>
        <text:list-item>
          <text:p text:style-name="P15">DL_DIR <text:span text:style-name="T11">= download directory (point it if you have already somewhere download directory)</text:span></text:p>
        </text:list-item>
        <text:list-item>
          <text:p text:style-name="P16"><text:span text:style-name="T12">Accept EULA <text:s/>Licence for some of machine it required freescale machine. </text:span>ACCEPT_FSL_EULA = "1"</text:p>
        </text:list-item>
        <text:list-item>
          <text:p text:style-name="P17">BB_NUMBER_THREADS = number of threads running parallel</text:p>
        </text:list-item>
        <text:list-item>
          <text:p text:style-name="P18">PACKAGE_CLASSES = <text:span text:style-name="T13">valid package class: deb,ipk,rpm</text:span></text:p>
        </text:list-item>
        <text:list-item>
          <text:p text:style-name="P19">EXTRA_IMAGE_FEATURES = define image extra features as you need</text:p>
        </text:list-item>
        <text:list-item>
          <text:p text:style-name="P20">DISTRO = Distribution whatever you want to use,such as Angstrom,Poky etc</text:p>
        </text:list-item>
        <text:list-item>
          <text:p text:style-name="P21">IMAGE_FSTYPES = Image file types <text:span text:style-name="T14">built</text:span></text:p>
        </text:list-item>
        <text:list-item>
          <text:p text:style-name="P22">PREFERRED_PROVIDER_psplash-support = provide splash support whatever you wants</text:p>
        </text:list-item>
      </text:list>
      <text:p text:style-name="P1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1:06:29.806693951</meta:creation-date>
    <meta:generator>LibreOffice/4.2.8.2$Linux_X86_64 LibreOffice_project/420m0$Build-2</meta:generator>
    <dc:date>2016-04-09T11:23:07.188341751</dc:date>
    <meta:editing-duration>PT15M7S</meta:editing-duration>
    <meta:editing-cycles>39</meta:editing-cycles>
    <meta:document-statistic meta:table-count="0" meta:image-count="0" meta:object-count="0" meta:page-count="2" meta:paragraph-count="55" meta:word-count="380" meta:character-count="3197" meta:non-whitespace-character-count="2848"/>
  </office:meta>
</office:document-meta>
</file>